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TlwgTypewriter" officeooo:rsid="0012bacd" officeooo:paragraph-rsid="0012bacd"/>
    </style:style>
    <style:style style:name="P2" style:family="paragraph" style:parent-style-name="Standard">
      <style:text-properties style:font-name="TlwgTypewriter" officeooo:rsid="0012bacd" officeooo:paragraph-rsid="0014a57e"/>
    </style:style>
    <style:style style:name="P3" style:family="paragraph" style:parent-style-name="Standard">
      <style:text-properties style:font-name="TlwgTypewriter" fo:font-size="14pt" fo:font-weight="bold" officeooo:rsid="0012bacd" officeooo:paragraph-rsid="0012bacd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paragraph-rsid="0012bacd"/>
    </style:style>
    <style:style style:name="T1" style:family="text">
      <style:text-properties officeooo:rsid="00141f8b"/>
    </style:style>
    <style:style style:name="T2" style:family="text">
      <style:text-properties style:font-name="TlwgTypewriter" officeooo:rsid="0012bacd"/>
    </style:style>
    <style:style style:name="T3" style:family="text">
      <style:text-properties style:font-name="TlwgTypewriter" officeooo:rsid="00141f8b"/>
    </style:style>
    <style:style style:name="T4" style:family="text">
      <style:text-properties style:font-name="TlwgTypewriter" officeooo:rsid="0014a57e"/>
    </style:style>
    <style:style style:name="T5" style:family="text">
      <style:text-properties officeooo:rsid="0014a57e"/>
    </style:style>
    <style:style style:name="T6" style:family="text">
      <style:text-properties officeooo:rsid="0014fc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E5806: DSP Lab</text:p>
      <text:p text:style-name="P3">Name: Shantanu Yadav</text:p>
      <text:p text:style-name="P3">Roll.No: EE20MTECH12001</text:p>
      <text:p text:style-name="P3">Assignment 4: Pseudo Code for BER Analysis of OFDM system <text:tab/><text:tab/><text:tab/> <text:span text:style-name="T6">in AWGN channel</text:span></text:p>
      <text:p text:style-name="P1"/>
      <text:p text:style-name="P1">for Eb/N0 = 0:10 dB </text:p>
      <text:p text:style-name="P1"><text:span text:style-name="T1">SNR_lin=</text:span>Es/N0 =1</text:p>
      <text:p text:style-name="P4"><text:span text:style-name="T2">sd=</text:span><text:span text:style-name="T3">sqrt(Es/(2*SNR_lin)</text:span></text:p>
      <text:p text:style-name="P1">N=1000 </text:p>
      <text:p text:style-name="P1">for iter = 1: N </text:p>
      <text:p text:style-name="P1"><text:tab/>1.<text:tab/>bit generation <text:span text:style-name="T1">with uniform distribution</text:span><text:tab/></text:p>
      <text:p text:style-name="P2"><text:tab/>2.<text:tab/><text:span text:style-name="T1">digital modulation, </text:span>mapping to symbol (BPSK/QPSK)</text:p>
      <text:p text:style-name="P2"><text:tab/>%<text:span text:style-name="T5">OFDM Transmitter</text:span><text:tab/> </text:p>
      <text:p text:style-name="P4"><text:span text:style-name="T2"><text:tab/>3.<text:tab/>Reshape </text:span><text:span text:style-name="T4">modulated symbols,</text:span><text:span text:style-name="T2"> Serial to Parallel Conversion</text:span></text:p>
      <text:p text:style-name="P1"><text:tab/>4.<text:tab/>Take <text:span text:style-name="T5">N-</text:span>IDFT (256 points) of BPSK/QPSK sequence to <text:tab/><text:tab/><text:tab/>generate OFDM</text:p>
      <text:p text:style-name="P1"><text:tab/>5.<text:tab/>Reshape for Parallel to Serial Conversion</text:p>
      <text:p text:style-name="P1"><text:tab/>6.<text:tab/>Insert cyclic prefix of length <text:span text:style-name="T5">L (=</text:span>32<text:span text:style-name="T5">)</text:span> (Take 32 samples <text:tab/><text:tab/>from <text:tab/>the end of OFDM sequence and append it to the<text:tab/><text:tab/>beginning of <text:tab/>sequence) <text:span text:style-name="T5">to <text:s/>avoid Inter-symbol <text:tab/><text:tab/><text:tab/><text:tab/>Interference</text:span>.</text:p>
      <text:p text:style-name="P1"><text:tab/>%<text:span text:style-name="T5">Transmit OFDM symbols through AWGN channel</text:span></text:p>
      <text:p text:style-name="P2"><text:tab/>7.<text:tab/>Add AWGN</text:p>
      <text:p text:style-name="P2"><text:tab/>%<text:span text:style-name="T5">OFDM Receiver</text:span> </text:p>
      <text:p text:style-name="P1"><text:tab/>8.<text:tab/>Remove cyclic prefix</text:p>
      <text:p text:style-name="P1"><text:tab/>9.<text:tab/>Reshape for Serial to Parallel Conversion</text:p>
      <text:p text:style-name="P1"><text:tab/>10.<text:tab/>Take <text:span text:style-name="T5">N-</text:span>DFT (256 points)</text:p>
      <text:p text:style-name="P1"><text:tab/>11.<text:tab/>Reshape for Parallel to Serial Conversion<text:tab/></text:p>
      <text:p text:style-name="P1"><text:tab/>%<text:span text:style-name="T5">Received symbols</text:span></text:p>
      <text:p text:style-name="P1"><text:tab/>12.<text:tab/>ML detector </text:p>
      <text:p text:style-name="P1"><text:tab/>13.<text:tab/>estimate bits <text:span text:style-name="T5">using ML criteria</text:span>.</text:p>
      <text:p text:style-name="P1"><text:tab/>14.<text:tab/>find no. of symbols in error.</text:p>
      <text:p text:style-name="P2"><text:tab/>15.<text:tab/>find no. of bits in error<text:tab/></text:p>
      <text:p text:style-name="P2">end </text:p>
      <text:p text:style-name="P2">BER(Eb/N0) = no. of bits in error/total no. of bits</text:p>
      <text:p text:style-name="P1">end</text:p>
      <text:p text:style-name="P1">Plot BER vs SNR(Eb/N0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TlwgTypewriter" svg:font-family="TlwgTypewrit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22:03:45.443918983</meta:creation-date>
    <dc:date>2021-02-26T00:06:22.606129218</dc:date>
    <meta:editing-duration>PT1H42M7S</meta:editing-duration>
    <meta:editing-cycles>3</meta:editing-cycles>
    <meta:generator>LibreOffice/6.4.5.2$Linux_X86_64 LibreOffice_project/40$Build-2</meta:generator>
    <meta:document-statistic meta:table-count="0" meta:image-count="0" meta:object-count="0" meta:page-count="1" meta:paragraph-count="32" meta:word-count="180" meta:character-count="1121" meta:non-whitespace-character-count="926"/>
  </office:meta>
</office:document-meta>
</file>